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8000000288A033CFB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Hymn_25_20template-notes">
      <style:graphic-properties draw:fill-color="#ffffff" draw:auto-grow-height="true" fo:min-height="12.572cm"/>
    </style:style>
    <style:style style:name="P1" style:family="paragraph">
      <style:paragraph-properties fo:text-align="center"/>
      <style:text-properties fo:color="#ffffff" style:font-name="Segoe UI" fo:font-size="26pt" fo:text-shadow="1pt 1pt" style:font-size-asian="26pt" style:font-size-complex="26pt"/>
    </style:style>
    <style:style style:name="P2" style:family="paragraph">
      <loext:graphic-properties draw:fill="none" draw:fill-color="#ffffff"/>
      <style:paragraph-properties fo:text-align="center"/>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text-properties fo:color="#000000" style:font-name="Segoe UI1" fo:font-size="8.5pt" style:font-name-asian="Segoe UI1" style:font-size-asian="8.5pt" style:font-name-complex="Segoe UI1" style:font-size-complex="8.5pt"/>
    </style:style>
    <style:style style:name="P5" style:family="paragraph">
      <loext:graphic-properties draw:fill="none" draw:fill-color="#ffffff"/>
      <style:paragraph-properties fo:text-align="start"/>
      <style:text-properties fo:color="#ffffff" style:font-name="Segoe UI" fo:font-size="26pt" fo:text-shadow="1pt 1pt" style:text-underline-style="none" style:font-size-asian="26pt" style:font-size-complex="26pt"/>
    </style:style>
    <style:style style:name="T1" style:family="text">
      <style:text-properties fo:color="#ffffff" style:font-name="Segoe UI" fo:font-size="26pt" fo:text-shadow="1pt 1pt" style:text-underline-style="solid" style:text-underline-width="auto" style:text-underline-color="font-color" style:font-size-asian="26pt" style:font-size-complex="26pt"/>
    </style:style>
    <style:style style:name="T2" style:family="text">
      <style:text-properties fo:color="#ffffff" style:font-name="Segoe UI" fo:font-size="28pt" fo:font-style="italic" fo:text-shadow="1pt 1pt" style:font-size-asian="28pt" style:font-style-asian="italic" style:font-size-complex="28pt" style:font-style-complex="italic"/>
    </style:style>
    <style:style style:name="T3" style:family="text">
      <style:text-properties fo:color="#ffffff" style:text-position="33% 58%" style:font-name="Segoe UI" fo:font-size="32pt" fo:font-style="normal" fo:text-shadow="1pt 1pt" style:text-underline-style="none" style:font-name-asian="Segoe UI1" style:font-size-asian="32pt" style:font-style-asian="normal" style:font-name-complex="Segoe UI1" style:font-size-complex="32pt" style:font-style-complex="normal"/>
    </style:style>
    <style:style style:name="T4" style:family="text">
      <style:text-properties fo:color="#ffffff" style:font-name="Segoe UI" fo:font-size="32pt" fo:font-style="normal" fo:text-shadow="1pt 1pt" style:text-underline-style="none" style:font-name-asian="Segoe UI1" style:font-size-asian="32pt" style:font-style-asian="normal" style:font-name-complex="Segoe UI1" style:font-size-complex="32pt" style:font-style-complex="normal"/>
    </style:style>
    <style:style style:name="T5" style:family="text">
      <style:text-properties fo:color="#ffffff" style:font-name="Segoe UI" fo:font-size="32pt" fo:font-style="normal" fo:text-shadow="1pt 1pt" style:text-underline-style="none" style:font-size-asian="32pt" style:font-style-asian="normal" style:font-size-complex="32pt" style:font-style-complex="normal"/>
    </style:style>
    <style:style style:name="T6" style:family="text">
      <style:text-properties fo:color="#ffffff" style:text-position="33% 58%" style:font-name="Segoe UI1" fo:font-size="32pt" fo:font-style="normal" fo:text-shadow="1pt 1pt" style:text-underline-style="none" style:font-name-asian="Segoe UI1" style:font-size-asian="32pt" style:font-style-asian="normal" style:font-name-complex="Segoe UI1" style:font-size-complex="32pt" style:font-style-complex="normal"/>
    </style:style>
    <style:style style:name="T7" style:family="text">
      <style:text-properties fo:color="#ffffff" style:font-name="Segoe UI1" fo:font-size="32pt" fo:font-style="normal" fo:text-shadow="1pt 1pt" style:text-underline-style="none" style:font-name-asian="Segoe UI1" style:font-size-asian="32pt" style:font-style-asian="normal" style:font-name-complex="Segoe UI1" style:font-size-complex="32pt" style:font-style-complex="normal"/>
    </style:style>
    <style:style style:name="T8" style:family="text">
      <style:text-properties fo:color="#ffffff" style:text-position="0% 100%" style:font-name="Segoe UI" fo:font-size="32pt" fo:font-style="normal" fo:text-shadow="1pt 1pt" style:text-underline-style="none" style:font-name-asian="Segoe UI1" style:font-size-asian="32pt" style:font-style-asian="normal" style:font-name-complex="Segoe UI1" style:font-size-complex="3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892cm" svg:height="2.774cm" svg:x="1.524cm" svg:y="0.254cm">
          <draw:text-box>
            <text:p text:style-name="P1"><text:span text:style-name="T1">The First Reading</text:span></text:p>
            <text:p text:style-name="P1"><text:span text:style-name="T2">Ezekiel 37:1-14</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1" draw:text-style-name="P5" draw:layer="layout" svg:width="24.892cm" svg:height="6.263cm" svg:x="1.524cm" svg:y="0.254cm">
          <draw:text-box>
            <text:p text:style-name="P4"><text:span text:style-name="T3">1</text:span><text:span text:style-name="T4"> </text:span><text:span text:style-name="T5">The hand of the L</text:span><text:span text:style-name="T4">ORD</text:span><text:span text:style-name="T5"> was upon me, and he brought me out in the Spirit of the L</text:span><text:span text:style-name="T4">ORD</text:span><text:span text:style-name="T5"> and set me down in the middle of the valley; it was full of bone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1" draw:text-style-name="P5" draw:layer="layout" svg:width="24.892cm" svg:height="7.766cm" svg:x="1.524cm" svg:y="0.254cm">
          <draw:text-box>
            <text:p text:style-name="P4"><text:span text:style-name="T3">2</text:span><text:span text:style-name="T4"> </text:span><text:span text:style-name="T5">And he led me around among them, and behold, there were very many on the surface of the valley, and behold, they were very dry. </text:span><text:span text:style-name="T3">3</text:span><text:span text:style-name="T4"> </text:span><text:span text:style-name="T5">And he said to me, “Son of man, can these bones live?” And I answered, “O Lord G</text:span><text:span text:style-name="T4">OD</text:span><text:span text:style-name="T5">, you know.”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1" draw:text-style-name="P5" draw:layer="layout" svg:width="24.892cm" svg:height="7.766cm" svg:x="1.524cm" svg:y="0.254cm">
          <draw:text-box>
            <text:p text:style-name="P4"><text:span text:style-name="T3">4</text:span><text:span text:style-name="T4"> </text:span><text:span text:style-name="T5">Then he said to me, “Prophesy over these bones, and say to them, O dry bones, hear the word of the L</text:span><text:span text:style-name="T4">ORD</text:span><text:span text:style-name="T5">. </text:span><text:span text:style-name="T6">5</text:span><text:span text:style-name="T7"> </text:span><text:span text:style-name="T5">Thus says the Lord G</text:span><text:span text:style-name="T7">OD</text:span><text:span text:style-name="T5"> to these bones: Behold, I will cause breath to enter you, and you shall live.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1" draw:text-style-name="P5" draw:layer="layout" svg:width="24.892cm" svg:height="6.263cm" svg:x="1.524cm" svg:y="0.254cm">
          <draw:text-box>
            <text:p text:style-name="P4"><text:span text:style-name="T6">6</text:span><text:span text:style-name="T7"> </text:span><text:span text:style-name="T5">And I will lay sinews upon you, and will cause flesh to come upon you, and cover you with skin, and put breath in you, and you shall live, and you shall know that I am the L</text:span><text:span text:style-name="T7">ORD</text:span><text:span text:style-name="T5">.”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1" draw:text-style-name="P5" draw:layer="layout" svg:width="24.892cm" svg:height="6.263cm" svg:x="1.524cm" svg:y="0.254cm">
          <draw:text-box>
            <text:p text:style-name="P4"><text:span text:style-name="T6">7</text:span><text:span text:style-name="T7"> </text:span><text:span text:style-name="T5">So I prophesied as I was commanded. And as I prophesied, there was a sound, and behold, a rattling, and the bones came together, bone to its bon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1" draw:text-style-name="P5" draw:layer="layout" svg:width="24.892cm" svg:height="6.263cm" svg:x="1.524cm" svg:y="0.254cm">
          <draw:text-box>
            <text:p text:style-name="P4"><text:span text:style-name="T6">8</text:span><text:span text:style-name="T7"> </text:span><text:span text:style-name="T5">And I looked, and behold, there were sinews on them, and flesh had come upon them, and skin had covered them. But there was no breath in them.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1" draw:text-style-name="P5" draw:layer="layout" svg:width="24.892cm" svg:height="7.766cm" svg:x="1.524cm" svg:y="0.254cm">
          <draw:text-box>
            <text:p text:style-name="P4"><text:span text:style-name="T6">9</text:span><text:span text:style-name="T7"> </text:span><text:span text:style-name="T5">Then he said to me, “Prophesy to the breath; prophesy, son of man, and say to the breath, Thus says the Lord G</text:span><text:span text:style-name="T7">OD</text:span><text:span text:style-name="T5">: Come from the four winds, O breath, and breathe on these slain, that they may live.”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1" draw:text-style-name="P5" draw:layer="layout" svg:width="24.892cm" svg:height="9.269cm" svg:x="1.524cm" svg:y="0.254cm">
          <draw:text-box>
            <text:p text:style-name="P4"><text:span text:style-name="T6">10</text:span><text:span text:style-name="T7"> </text:span><text:span text:style-name="T5">So I prophesied as he commanded me, and the breath came into them, and they lived and stood on their feet, an exceedingly great army.</text:span></text:p>
            <text:p text:style-name="P4"><text:span text:style-name="T6">11</text:span><text:span text:style-name="T7"> </text:span><text:span text:style-name="T5">Then he said to me, “Son of man, these bones are the whole house of Israel. </text:span></text:p>
            <text:p text:style-name="P4"><text:span text:style-name="T5"/></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Hymn_25_20template" presentation:presentation-page-layout-name="AL1T0">
        <draw:frame draw:style-name="gr1" draw:text-style-name="P5" draw:layer="layout" svg:width="24.892cm" svg:height="9.269cm" svg:x="1.524cm" svg:y="0.254cm">
          <draw:text-box>
            <text:p text:style-name="P4"><text:span text:style-name="T5">Behold, they say, ‘Our bones are dried up, and our hope is lost; we are clean cut off.’ </text:span><text:span text:style-name="T6">12</text:span><text:span text:style-name="T7"> </text:span><text:span text:style-name="T5">Therefore prophesy, and say to them, Thus says the Lord G</text:span><text:span text:style-name="T7">OD</text:span><text:span text:style-name="T5">: Behold, I will open your graves and raise you from your graves, O my people.</text:span></text:p>
            <text:p text:style-name="P4"><text:span text:style-name="T5"/></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Hymn_25_20template" presentation:presentation-page-layout-name="AL1T0">
        <draw:frame draw:style-name="gr1" draw:text-style-name="P5" draw:layer="layout" svg:width="24.892cm" svg:height="6.263cm" svg:x="1.524cm" svg:y="0.254cm">
          <draw:text-box>
            <text:p text:style-name="P4"><text:span text:style-name="T8">And I will bring you into the land of Israel</text:span><text:span text:style-name="T3">. </text:span><text:span text:style-name="T6">13</text:span><text:span text:style-name="T7"> </text:span><text:span text:style-name="T5">And you shall know that I am the L</text:span><text:span text:style-name="T7">ORD</text:span><text:span text:style-name="T5">, when I open your graves, and raise you from your graves, O my people.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Hymn_25_20template" presentation:presentation-page-layout-name="AL1T0">
        <draw:frame draw:style-name="gr1" draw:text-style-name="P5" draw:layer="layout" svg:width="24.892cm" svg:height="7.766cm" svg:x="1.524cm" svg:y="0.254cm">
          <draw:text-box>
            <text:p text:style-name="P4"><text:span text:style-name="T6">14</text:span><text:span text:style-name="T7"> </text:span><text:span text:style-name="T5">And I will put my Spirit within you, and you shall live, and I will place you in your own land. Then you shall know that I am the L</text:span><text:span text:style-name="T7">ORD</text:span><text:span text:style-name="T5">; I have spoken, and I will do it, declares the L</text:span><text:span text:style-name="T7">ORD</text:span><text:span text:style-name="T5">.”</text:span></text:p>
            <text:p text:style-name="P4"><text:span text:style-name="T5"/></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A033C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2T13:35:12.402000000</meta:creation-date>
    <dc:title>Hymn template</dc:title>
    <meta:editing-duration>PT44S</meta:editing-duration>
    <meta:editing-cycles>2</meta:editing-cycles>
    <meta:generator>LibreOffice/4.4.3.2$Windows_x86 LibreOffice_project/88805f81e9fe61362df02b9941de8e38a9b5fd16</meta:generator>
    <meta:initial-creator>Arthur Hoch</meta:initial-creator>
    <dc:date>2015-05-22T14:07:21.823000000</dc:date>
    <dc:creator>Arthur Hoch</dc:creator>
    <meta:document-statistic meta:object-count="57"/>
    <meta:template xlink:type="simple" xlink:actuate="onRequest" xlink:title="Hymn template" xlink:href="../../AppData/Roaming/LibreOffice/4/user/template/Worship%20Templsates/Hymn%20template.otp" meta:date="2015-05-22T13:35:12.136000000"/>
  </office:meta>
</office:document-meta>
</file>